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beration Serif"/>
    </style:style>
    <style:style style:name="P2" style:family="paragraph" style:parent-style-name="Standard">
      <style:text-properties style:font-name="Liberation Serif" fo:font-weight="bold" officeooo:rsid="00114b31" officeooo:paragraph-rsid="00114b31" style:font-weight-asian="bold" style:font-weight-complex="bold"/>
    </style:style>
    <style:style style:name="P3" style:family="paragraph" style:parent-style-name="Table_20_Contents">
      <style:text-properties style:font-name="Liberation Serif"/>
    </style:style>
    <style:style style:name="P4" style:family="paragraph" style:parent-style-name="Table_20_Contents">
      <style:text-properties style:font-name="Liberation Serif" officeooo:rsid="00114b31" officeooo:paragraph-rsid="00114b31"/>
    </style:style>
    <style:style style:name="P5" style:family="paragraph" style:parent-style-name="Table_20_Contents">
      <style:text-properties style:font-name="Liberation Serif" fo:font-weight="bold" officeooo:rsid="00114b31" officeooo:paragraph-rsid="00114b31" style:font-weight-asian="bold" style:font-weight-complex="bold"/>
    </style:style>
    <style:style style:name="P6" style:family="paragraph" style:parent-style-name="Table_20_Contents">
      <style:text-properties style:font-name="Liberation Serif" fo:font-weight="bold" officeooo:rsid="00123023" officeooo:paragraph-rsid="00123023" style:font-weight-asian="bold" style:font-weight-complex="bold"/>
    </style:style>
    <style:style style:name="P7" style:family="paragraph" style:parent-style-name="Table_20_Contents">
      <style:text-properties style:font-name="Liberation Serif" fo:font-weight="bold" officeooo:rsid="0013cb9c" officeooo:paragraph-rsid="0013cb9c" style:font-weight-asian="bold" style:font-weight-complex="bold"/>
    </style:style>
    <style:style style:name="P8" style:family="paragraph" style:parent-style-name="Table_20_Contents">
      <style:text-properties style:font-name="Liberation Serif" fo:font-weight="bold" officeooo:rsid="0013f8e9" officeooo:paragraph-rsid="0013f8e9" style:font-weight-asian="bold" style:font-weight-complex="bold"/>
    </style:style>
    <style:style style:name="P9" style:family="paragraph" style:parent-style-name="Table_20_Contents">
      <style:text-properties style:font-name="Liberation Serif" officeooo:rsid="00123023" officeooo:paragraph-rsid="00123023"/>
    </style:style>
    <style:style style:name="P10" style:family="paragraph" style:parent-style-name="Table_20_Contents">
      <style:text-properties style:font-name="Liberation Serif" officeooo:paragraph-rsid="0013f8e9"/>
    </style:style>
    <style:style style:name="P11" style:family="paragraph" style:parent-style-name="Table_20_Contents">
      <style:text-properties officeooo:paragraph-rsid="0013f8e9"/>
    </style:style>
    <style:style style:name="T1" style:family="text">
      <style:text-properties officeooo:rsid="00123023"/>
    </style:style>
    <style:style style:name="T2" style:family="text">
      <style:text-properties officeooo:rsid="0013cb9c"/>
    </style:style>
    <style:style style:name="T3" style:family="text">
      <style:text-properties officeooo:rsid="0013f8e9"/>
    </style:style>
    <style:style style:name="T4" style:family="text">
      <style:text-properties style:font-name="Liberation Serif" officeooo:rsid="0013f8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Paper 1</text:p>
      <table:table table:name="Table1" table:style-name="Table1">
        <table:table-column table:style-name="Table1.A" table:number-columns-repeated="2"/>
        <table:table-row table:style-name="TableLine94275499623424">
          <table:table-cell table:style-name="Table1.A1" office:value-type="string">
            <text:p text:style-name="P5">Title of the paper</text:p>
          </table:table-cell>
          <table:table-cell table:style-name="Table1.B1" office:value-type="string">
            <text:p text:style-name="P3"/>
          </table:table-cell>
        </table:table-row>
        <table:table-row table:style-name="TableLine94275499623424">
          <table:table-cell table:style-name="Table1.A2" office:value-type="string">
            <text:p text:style-name="P5">Area of work</text:p>
          </table:table-cell>
          <table:table-cell table:style-name="Table1.B2" office:value-type="string">
            <text:p text:style-name="P4">The project focuses on the application of artificial intelligence techniques to detect fraud in healthcare claims.This involves analyzing claim data to identify fraudulent activities using machine learning models.</text:p>
          </table:table-cell>
        </table:table-row>
        <table:table-row table:style-name="TableLine94275499623424">
          <table:table-cell table:style-name="Table1.A2" office:value-type="string">
            <text:p text:style-name="P5">Dataset</text:p>
          </table:table-cell>
          <table:table-cell table:style-name="Table1.B2" office:value-type="string">
            <text:p text:style-name="P3"/>
          </table:table-cell>
        </table:table-row>
        <table:table-row table:style-name="TableLine94275499623424">
          <table:table-cell table:style-name="Table1.A2" office:value-type="string">
            <text:p text:style-name="P5">Methodology/Strategy </text:p>
          </table:table-cell>
          <table:table-cell table:style-name="Table1.B2" office:value-type="string">
            <text:p text:style-name="P3">The “Healthcare Fraud Detection using Machine Learning” project uses AI techniques like Logistic Regression, Decision Tree, and Random Forest to detect healthcare fraud. <text:span text:style-name="T1">The model is t</text:span>rained on a large Medicare claims dataset from Kaggle, the models undergo data cleaning, transformation, and feature selection. Logistic Regression models fraud probability, Decision Trees maximize information gain, and Random Forests combine predictions for accuracy. Evaluated using accuracy and F1-score, Random Forests perform best. The input includes claims data with details like admission dates and diagnosis codes. The goal is to accurately identify fraudulent claims through careful preprocessing and fine-tuning. This research shows AI's potential in healthcare fraud detection, providing an accurate and scalable solution while recognizing the need for ongoing improvements, benefiting providers and patients.</text:p>
          </table:table-cell>
        </table:table-row>
        <table:table-row table:style-name="TableLine94275499623424">
          <table:table-cell table:style-name="Table1.A2" office:value-type="string">
            <text:p text:style-name="P6">Algorithm</text:p>
          </table:table-cell>
          <table:table-cell table:style-name="Table1.B2" office:value-type="string">
            <text:p text:style-name="P9">Logistic Regression , Decision Tree , Random Forest</text:p>
          </table:table-cell>
        </table:table-row>
        <table:table-row table:style-name="TableLine94275499623424">
          <table:table-cell table:style-name="Table1.A2" office:value-type="string">
            <text:p text:style-name="P6">Result/Accuracy</text:p>
          </table:table-cell>
          <table:table-cell table:style-name="Table1.B2" office:value-type="string">
            <text:p text:style-name="P1">Research indicates that AI models, particularly the Random Forest algorithm, can significantly enhance the precision and effectiveness of healthcare fraud detection by balancing the identification of fraudulent claims with minimizing false positives.</text:p>
          </table:table-cell>
        </table:table-row>
        <table:table-row table:style-name="TableLine94275499623424">
          <table:table-cell table:style-name="Table1.A2" office:value-type="string">
            <text:p text:style-name="P6">Advantages</text:p>
          </table:table-cell>
          <table:table-cell table:style-name="Table1.B2" office:value-type="string">
            <text:p text:style-name="P3"><text:span text:style-name="T2">E</text:span>nhance accuracy and efficiency by balancing the identification of fraudulent claims</text:p>
            <text:p text:style-name="P3"><text:span text:style-name="T2">M</text:span>aintain the integrity and trust of the healthcare system</text:p>
          </table:table-cell>
        </table:table-row>
        <table:table-row table:style-name="TableLine94275499623424">
          <table:table-cell table:style-name="Table1.A2" office:value-type="string">
            <text:p text:style-name="P7">Limitations</text:p>
          </table:table-cell>
          <table:table-cell table:style-name="Table1.B2" office:value-type="string">
            <text:p text:style-name="P11"><text:span text:style-name="T4">The project does not fully </text:span>address other types of fraud or broader applications.</text:p>
          </table:table-cell>
        </table:table-row>
        <table:table-row table:style-name="TableLine94275499623424">
          <table:table-cell table:style-name="Table1.A2" office:value-type="string">
            <text:p text:style-name="P8">Future Proposal</text:p>
          </table:table-cell>
          <table:table-cell table:style-name="Table1.B2" office:value-type="string">
            <text:p text:style-name="P10"><text:span text:style-name="T3">B</text:span>roader applications in various healthcare-related fraudulent activities.</text:p>
          </table:table-cell>
        </table:table-row>
      </table:table>
      <text:p text:style-name="P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25T15:06:29.169844323</meta:creation-date>
    <dc:date>2024-07-25T15:46:52.024399372</dc:date>
    <meta:editing-duration>PT9M39S</meta:editing-duration>
    <meta:editing-cycles>1</meta:editing-cycles>
    <meta:document-statistic meta:table-count="1" meta:image-count="0" meta:object-count="0" meta:page-count="2" meta:paragraph-count="18" meta:word-count="247" meta:character-count="1837" meta:non-whitespace-character-count="1607"/>
    <meta:generator>LibreOffice/6.4.7.2$Linux_X86_64 LibreOffice_project/40$Build-2</meta:generator>
  </office:meta>
</office:document-meta>
</file>